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T2_12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1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>
      <style:text-properties fo:font-weight="bold" style:font-weight-asian="bold" style:font-weight-complex="bold"/>
    </style:style>
    <style:style style:name="T16_8" style:family="text">
      <style:text-properties fo:font-weight="bold" style:font-weight-asian="bold" style:font-weight-complex="bold"/>
    </style:style>
    <style:style style:name="T16_9" style:family="text">
      <style:text-properties fo:font-weight="bold" style:font-weight-asian="bold" style:font-weight-complex="bold"/>
    </style:style>
    <style:style style:name="T16_10" style:family="text">
      <style:text-properties fo:font-weight="bold" style:font-weight-asian="bold" style:font-weight-complex="bold"/>
    </style:style>
    <style:style style:name="T16_11" style:family="text">
      <style:text-properties fo:font-weight="bold" style:font-weight-asian="bold" style:font-weight-complex="bold"/>
    </style:style>
    <style:style style:name="T16_12" style:family="text">
      <style:text-properties fo:font-weight="bold" style:font-weight-asian="bold" style:font-weight-complex="bold"/>
    </style:style>
    <style:style style:name="T16_13" style:family="text">
      <style:text-properties fo:font-weight="bold" style:font-weight-asian="bold" style:font-weight-complex="bold"/>
    </style:style>
    <style:style style:name="T16_14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>
      <style:text-properties fo:color="#ff0000" fo:font-weight="bold" style:font-weight-asian="bold" style:font-weight-complex="bold"/>
    </style:style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>
      <style:text-properties fo:color="#ff0000" fo:font-weight="bold" style:font-weight-asian="bold" style:font-weight-complex="bold"/>
    </style:style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>
      <style:text-properties fo:color="#ff0000" fo:font-weight="bold" style:font-weight-asian="bold" style:font-weight-complex="bold"/>
    </style:style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>
      <style:text-properties fo:color="#ff0000" fo:font-weight="bold" style:font-weight-asian="bold" style:font-weight-complex="bold"/>
    </style:style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>
      <style:text-properties fo:color="#ff0000" fo:font-weight="bold" style:font-weight-asian="bold" style:font-weight-complex="bold"/>
    </style:style>
    <style:style style:name="T17_48" style:family="text"/>
    <style:style style:name="P1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>
      <style:text-properties fo:color="#ff0000" fo:font-weight="bold" style:font-weight-asian="bold" style:font-weight-complex="bold"/>
    </style:style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>
      <style:text-properties fo:color="#ff0000" fo:font-weight="bold" style:font-weight-asian="bold" style:font-weight-complex="bold"/>
    </style:style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>
      <style:text-properties fo:color="#ff0000" fo:font-weight="bold" style:font-weight-asian="bold" style:font-weight-complex="bold"/>
    </style:style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>
      <style:text-properties fo:color="#ff0000" fo:font-weight="bold" style:font-weight-asian="bold" style:font-weight-complex="bold"/>
    </style:style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>
      <style:text-properties fo:color="#ff0000" fo:font-weight="bold" style:font-weight-asian="bold" style:font-weight-complex="bold"/>
    </style:style>
    <style:style style:name="T18_42" style:family="text"/>
  </office:automatic-styles>
  <office:body>
    <office:text>
      <text:p text:style-name="P1"><text:span text:style-name="T1_1">Correction</text:span><text:span text:style-name="T1_2"><text:s/>:</text:span></text:p>
      <text:p text:style-name="P2"><text:span text:style-name="T2_1">Ex</text:span><text:span text:style-name="T2_2"><text:s/>4<text:s/>:<text:s/>/<text:s/>4<text:s/>(1<text:s/></text:span><text:span text:style-name="T2_3">point</text:span><text:span text:style-name="T2_4"><text:s/></text:span><text:span text:style-name="T2_5">par</text:span><text:span text:style-name="T2_6"><text:s/></text:span><text:span text:style-name="T2_7">paire</text:span><text:span text:style-name="T2_8"><text:s/></text:span><text:span text:style-name="T2_9">de</text:span><text:span text:style-name="T2_10"><text:s/></text:span><text:span text:style-name="T2_11">phrases</text:span><text:span text:style-name="T2_12">)</text:span></text:p>
      <text:p text:style-name="P3"><text:span text:style-name="T3_1">1</text:span><text:span text:style-name="T3_2">A</text:span><text:span text:style-name="T3_3"><text:s/>/<text:s/>2</text:span><text:span text:style-name="T3_4">A</text:span><text:span text:style-name="T3_5"><text:s/>/<text:s/>3</text:span><text:span text:style-name="T3_6">A</text:span><text:span text:style-name="T3_7"><text:s/>/<text:s/>4</text:span><text:span text:style-name="T3_8">B</text:span></text:p>
      <text:p text:style-name="P4"><text:span text:style-name="T4_1">Ex</text:span><text:span text:style-name="T4_2"><text:s/>6<text:s/>:<text:s/>/<text:s/>4<text:s/>(0,5<text:s/></text:span><text:span text:style-name="T4_3">point</text:span><text:span text:style-name="T4_4"><text:s/></text:span><text:span text:style-name="T4_5">par</text:span><text:span text:style-name="T4_6"><text:s/></text:span><text:span text:style-name="T4_7">verbe</text:span><text:span text:style-name="T4_8">)</text:span></text:p>
      <text:p text:style-name="P5"><text:span text:style-name="T5_1">a</text:span><text:span text:style-name="T5_2">.<text:s/></text:span><text:span text:style-name="T5_3">s</text:span><text:span text:style-name="T5_4">’</text:span><text:span text:style-name="T5_5">absenter</text:span><text:span text:style-name="T5_6"><text:s/>;<text:s/></text:span><text:span text:style-name="T5_7">s</text:span><text:span text:style-name="T5_8">’</text:span><text:span text:style-name="T5_9">époumoner</text:span></text:p>
      <text:p text:style-name="P6"><text:span text:style-name="T6_1">b</text:span><text:span text:style-name="T6_2">.<text:s/></text:span><text:span text:style-name="T6_3">se</text:span><text:span text:style-name="T6_4"><text:s/></text:span><text:span text:style-name="T6_5">produire</text:span><text:span text:style-name="T6_6"><text:s/>;<text:s/></text:span><text:span text:style-name="T6_7">s</text:span><text:span text:style-name="T6_8">’</text:span><text:span text:style-name="T6_9">éteindre</text:span><text:span text:style-name="T6_10"><text:s/>;<text:s/></text:span><text:span text:style-name="T6_11">se</text:span><text:span text:style-name="T6_12"><text:s/></text:span><text:span text:style-name="T6_13">charger</text:span></text:p>
      <text:p text:style-name="P7"><text:span text:style-name="T7_1">Ex</text:span><text:span text:style-name="T7_2"><text:s/>7<text:s/>:<text:s/>/<text:s/>3<text:s/>(0,5<text:s/></text:span><text:span text:style-name="T7_3">point</text:span><text:span text:style-name="T7_4"><text:s/></text:span><text:span text:style-name="T7_5">par</text:span><text:span text:style-name="T7_6"><text:s/></text:span><text:span text:style-name="T7_7">phrase</text:span><text:span text:style-name="T7_8">).</text:span></text:p>
      <text:p text:style-name="P8"><text:span text:style-name="T8_1">1.<text:s/></text:span><text:span text:style-name="T8_2">réciproque</text:span></text:p>
      <text:p text:style-name="P9"><text:span text:style-name="T9_1">2.<text:s/></text:span><text:span text:style-name="T9_2">réciproque</text:span></text:p>
      <text:p text:style-name="P10"><text:span text:style-name="T10_1">3.<text:s/></text:span><text:span text:style-name="T10_2">essentiellement</text:span><text:span text:style-name="T10_3"><text:s/></text:span><text:span text:style-name="T10_4">pronominal</text:span></text:p>
      <text:p text:style-name="P11"><text:span text:style-name="T11_1">4.<text:s/></text:span><text:span text:style-name="T11_2">réciproque</text:span></text:p>
      <text:p text:style-name="P12"><text:span text:style-name="T12_1">5.<text:s/></text:span><text:span text:style-name="T12_2">réciproque</text:span></text:p>
      <text:p text:style-name="P13"><text:span text:style-name="T13_1">6.<text:s/></text:span><text:span text:style-name="T13_2">essentiellement</text:span><text:span text:style-name="T13_3"><text:s/></text:span><text:span text:style-name="T13_4">pronominal</text:span></text:p>
      <text:p text:style-name="P14"><text:span text:style-name="T14_1">Ex</text:span><text:span text:style-name="T14_2"><text:s/>8<text:s/>:<text:s/>/<text:s/>3,5<text:s/>(0,5<text:s/></text:span><text:span text:style-name="T14_3">point</text:span><text:span text:style-name="T14_4"><text:s/></text:span><text:span text:style-name="T14_5">par</text:span><text:span text:style-name="T14_6"><text:s/></text:span><text:span text:style-name="T14_7">phrase</text:span><text:span text:style-name="T14_8">)</text:span></text:p>
      <text:p text:style-name="P15"/>
      <text:p text:style-name="P16"><text:span text:style-name="T16_1">Ex</text:span><text:span text:style-name="T16_2"><text:s/>13<text:s/>:<text:s/>5<text:s/>(0,5<text:s/></text:span><text:span text:style-name="T16_3">point</text:span><text:span text:style-name="T16_4"><text:s/></text:span><text:span text:style-name="T16_5">par</text:span><text:span text:style-name="T16_6"><text:s/></text:span><text:span text:style-name="T16_7">PPé</text:span><text:span text:style-name="T16_8"><text:s/></text:span><text:span text:style-name="T16_9">à</text:span><text:span text:style-name="T16_10"><text:s/></text:span><text:span text:style-name="T16_11">modifier</text:span><text:span text:style-name="T16_12"><text:s/></text:span><text:span text:style-name="T16_13">x</text:span><text:span text:style-name="T16_14"><text:s/>2)</text:span></text:p>
      <text:p text:style-name="P17"><text:span text:style-name="T17_1">Elle</text:span><text:span text:style-name="T17_2"><text:s/></text:span><text:span text:style-name="T17_3">m</text:span><text:span text:style-name="T17_4">’</text:span><text:span text:style-name="T17_5">a</text:span><text:span text:style-name="T17_6"><text:s/></text:span><text:span text:style-name="T17_7">vivement</text:span><text:span text:style-name="T17_8"><text:s/></text:span><text:span text:style-name="T17_9">remerciée</text:span><text:span text:style-name="T17_10"><text:s/></text:span><text:span text:style-name="T17_11">de</text:span><text:span text:style-name="T17_12"><text:s/></text:span><text:span text:style-name="T17_13">ma</text:span><text:span text:style-name="T17_14"><text:s/></text:span><text:span text:style-name="T17_15">délicatesse</text:span><text:span text:style-name="T17_16">.<text:s/>…<text:s/></text:span><text:span text:style-name="T17_17">je</text:span><text:span text:style-name="T17_18"><text:s/></text:span><text:span text:style-name="T17_19">l</text:span><text:span text:style-name="T17_20">’</text:span><text:span text:style-name="T17_21">ai</text:span><text:span text:style-name="T17_22"><text:s/></text:span><text:span text:style-name="T17_23">aperçue</text:span><text:span text:style-name="T17_24">...<text:s/></text:span><text:span text:style-name="T17_25">Je</text:span><text:span text:style-name="T17_26"><text:s/></text:span><text:span text:style-name="T17_27">l</text:span><text:span text:style-name="T17_28">’</text:span><text:span text:style-name="T17_29">ai</text:span><text:span text:style-name="T17_30"><text:s/></text:span><text:span text:style-name="T17_31">saluée</text:span><text:span text:style-name="T17_32">...<text:s/></text:span><text:span text:style-name="T17_33">elle</text:span><text:span text:style-name="T17_34"><text:s/></text:span><text:span text:style-name="T17_35">m</text:span><text:span text:style-name="T17_36">’</text:span><text:span text:style-name="T17_37">a</text:span><text:span text:style-name="T17_38"><text:s/></text:span><text:span text:style-name="T17_39">invitée</text:span><text:span text:style-name="T17_40">...<text:s/></text:span><text:span text:style-name="T17_41">Elle</text:span><text:span text:style-name="T17_42"><text:s/></text:span><text:span text:style-name="T17_43">m</text:span><text:span text:style-name="T17_44">’</text:span><text:span text:style-name="T17_45">a</text:span><text:span text:style-name="T17_46"><text:s/></text:span><text:span text:style-name="T17_47">reçue</text:span><text:span text:style-name="T17_48"><text:s/></text:span></text:p>
      <text:p text:style-name="P18"><text:span text:style-name="T18_1">Ils</text:span><text:span text:style-name="T18_2"><text:s/></text:span><text:span text:style-name="T18_3">m</text:span><text:span text:style-name="T18_4">’</text:span><text:span text:style-name="T18_5">ont</text:span><text:span text:style-name="T18_6"><text:s/></text:span><text:span text:style-name="T18_7">vivement</text:span><text:span text:style-name="T18_8"><text:s/></text:span><text:span text:style-name="T18_9">remerciée</text:span><text:span text:style-name="T18_10">...<text:s/></text:span><text:span text:style-name="T18_11">je</text:span><text:span text:style-name="T18_12"><text:s/></text:span><text:span text:style-name="T18_13">les</text:span><text:span text:style-name="T18_14"><text:s/></text:span><text:span text:style-name="T18_15">ai</text:span><text:span text:style-name="T18_16"><text:s/></text:span><text:span text:style-name="T18_17">aperçus</text:span><text:span text:style-name="T18_18">...<text:s/></text:span><text:span text:style-name="T18_19">je</text:span><text:span text:style-name="T18_20"><text:s/></text:span><text:span text:style-name="T18_21">les</text:span><text:span text:style-name="T18_22"><text:s/></text:span><text:span text:style-name="T18_23">ai</text:span><text:span text:style-name="T18_24"><text:s/></text:span><text:span text:style-name="T18_25">salués</text:span><text:span text:style-name="T18_26">...<text:s/></text:span><text:span text:style-name="T18_27">Ils</text:span><text:span text:style-name="T18_28"><text:s/></text:span><text:span text:style-name="T18_29">m</text:span><text:span text:style-name="T18_30">’</text:span><text:span text:style-name="T18_31">ont</text:span><text:span text:style-name="T18_32"><text:s/></text:span><text:span text:style-name="T18_33">invitée</text:span><text:span text:style-name="T18_34">...<text:s/></text:span><text:span text:style-name="T18_35">Ils</text:span><text:span text:style-name="T18_36"><text:s/></text:span><text:span text:style-name="T18_37">m</text:span><text:span text:style-name="T18_38">’</text:span><text:span text:style-name="T18_39">ont</text:span><text:span text:style-name="T18_40"><text:s/></text:span><text:span text:style-name="T18_41">reçue</text:span><text:span text:style-name="T18_42">..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